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491e6" officeooo:paragraph-rsid="003491e6"/>
    </style:style>
    <style:style style:name="P13" style:family="paragraph" style:parent-style-name="Text_20_body">
      <style:text-properties officeooo:rsid="0035cd4c" officeooo:paragraph-rsid="0035cd4c"/>
    </style:style>
    <style:style style:name="P14" style:family="paragraph" style:parent-style-name="Text_20_body">
      <style:text-properties officeooo:rsid="0036991f" officeooo:paragraph-rsid="0036991f"/>
    </style:style>
    <style:style style:name="P15" style:family="paragraph" style:parent-style-name="Text_20_body">
      <style:text-properties officeooo:rsid="0037014d" officeooo:paragraph-rsid="0037014d"/>
    </style:style>
    <style:style style:name="P16" style:family="paragraph" style:parent-style-name="Text_20_body">
      <style:text-properties officeooo:rsid="0037014d" officeooo:paragraph-rsid="00382ccf"/>
    </style:style>
    <style:style style:name="P17" style:family="paragraph" style:parent-style-name="Text_20_body">
      <style:text-properties officeooo:rsid="00382ccf" officeooo:paragraph-rsid="00382ccf"/>
    </style:style>
    <style:style style:name="P18" style:family="paragraph" style:parent-style-name="Text_20_body">
      <style:text-properties officeooo:rsid="0038fe95" officeooo:paragraph-rsid="0038fe95"/>
    </style:style>
    <style:style style:name="P19" style:family="paragraph" style:parent-style-name="Text_20_body">
      <style:text-properties officeooo:rsid="003e62bc" officeooo:paragraph-rsid="003e62bc"/>
    </style:style>
    <style:style style:name="P20" style:family="paragraph" style:parent-style-name="Text_20_body">
      <style:text-properties officeooo:rsid="004051e7" officeooo:paragraph-rsid="004051e7"/>
    </style:style>
    <style:style style:name="P21"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22" style:family="paragraph" style:parent-style-name="Command">
      <style:text-properties officeooo:rsid="00272e6f" officeooo:paragraph-rsid="002ed28c"/>
    </style:style>
    <style:style style:name="P23" style:family="paragraph" style:parent-style-name="Command">
      <style:text-properties officeooo:paragraph-rsid="002ed28c"/>
    </style:style>
    <style:style style:name="P24" style:family="paragraph" style:parent-style-name="Command">
      <style:text-properties officeooo:rsid="0037014d" officeooo:paragraph-rsid="00382ccf"/>
    </style:style>
    <style:style style:name="P25" style:family="paragraph" style:parent-style-name="Command">
      <style:text-properties officeooo:paragraph-rsid="004051e7"/>
    </style:style>
    <style:style style:name="P26" style:family="paragraph" style:parent-style-name="Command">
      <style:text-properties officeooo:rsid="00479193" officeooo:paragraph-rsid="00564787"/>
    </style:style>
    <style:style style:name="P27" style:family="paragraph" style:parent-style-name="Command">
      <style:text-properties fo:font-style="normal" officeooo:paragraph-rsid="00564787" style:font-style-asian="normal" style:font-style-complex="normal"/>
    </style:style>
    <style:style style:name="P28" style:family="paragraph" style:parent-style-name="Command">
      <style:text-properties fo:font-style="normal" officeooo:rsid="00272e6f" officeooo:paragraph-rsid="00577a85" style:font-style-asian="normal" style:font-style-complex="normal"/>
    </style:style>
    <style:style style:name="P29" style:family="paragraph" style:parent-style-name="Command">
      <style:text-properties officeooo:paragraph-rsid="00564787"/>
    </style:style>
    <style:style style:name="P30" style:family="paragraph" style:parent-style-name="Command">
      <style:text-properties officeooo:paragraph-rsid="00577a85"/>
    </style:style>
    <style:style style:name="P31" style:family="paragraph" style:parent-style-name="Command">
      <style:text-properties officeooo:paragraph-rsid="005bae79"/>
    </style:style>
    <style:style style:name="P32" style:family="paragraph" style:parent-style-name="Command">
      <style:text-properties officeooo:paragraph-rsid="005c9a5f"/>
    </style:style>
    <style:style style:name="P33" style:family="paragraph" style:parent-style-name="Heading_20_1">
      <style:text-properties officeooo:rsid="0026b12e"/>
    </style:style>
    <style:style style:name="P34" style:family="paragraph" style:parent-style-name="Heading_20_1">
      <style:text-properties officeooo:rsid="003e62bc" officeooo:paragraph-rsid="003e62bc"/>
    </style:style>
    <style:style style:name="P35" style:family="paragraph" style:parent-style-name="Heading_20_1">
      <style:text-properties officeooo:rsid="00564787" officeooo:paragraph-rsid="00564787"/>
    </style:style>
    <style:style style:name="P36" style:family="paragraph" style:parent-style-name="Heading_20_1">
      <style:text-properties officeooo:paragraph-rsid="00564787"/>
    </style:style>
    <style:style style:name="P37" style:family="paragraph" style:parent-style-name="Heading_20_1">
      <style:paragraph-properties fo:break-before="page"/>
      <style:text-properties officeooo:rsid="0029eabb" officeooo:paragraph-rsid="0029eabb"/>
    </style:style>
    <style:style style:name="P38" style:family="paragraph" style:parent-style-name="Text_20_body">
      <style:text-properties style:text-underline-style="solid" style:text-underline-width="auto" style:text-underline-color="font-color" officeooo:rsid="004bc8b3" officeooo:paragraph-rsid="004bc8b3"/>
    </style:style>
    <style:style style:name="P39" style:family="paragraph" style:parent-style-name="Text_20_body">
      <style:text-properties officeooo:rsid="004b7cf7" officeooo:paragraph-rsid="00564787"/>
    </style:style>
    <style:style style:name="P40" style:family="paragraph" style:parent-style-name="Text_20_body">
      <style:text-properties officeooo:rsid="00510394" officeooo:paragraph-rsid="00564787"/>
    </style:style>
    <style:style style:name="P41" style:family="paragraph" style:parent-style-name="Text_20_body">
      <style:text-properties officeooo:rsid="0051a3cb" officeooo:paragraph-rsid="00564787"/>
    </style:style>
    <style:style style:name="P42" style:family="paragraph" style:parent-style-name="Text_20_body">
      <style:text-properties officeooo:rsid="002f6e90" officeooo:paragraph-rsid="002f6e90"/>
    </style:style>
    <style:style style:name="P43" style:family="paragraph" style:parent-style-name="Text_20_body">
      <style:text-properties officeooo:rsid="002fa43f" officeooo:paragraph-rsid="00564787"/>
    </style:style>
    <style:style style:name="P44" style:family="paragraph" style:parent-style-name="Text_20_body">
      <style:text-properties officeooo:rsid="00337a05" officeooo:paragraph-rsid="00564787"/>
    </style:style>
    <style:style style:name="P45" style:family="paragraph" style:parent-style-name="Text_20_body">
      <style:text-properties officeooo:rsid="0044bc13" officeooo:paragraph-rsid="00564787"/>
    </style:style>
    <style:style style:name="P46" style:family="paragraph" style:parent-style-name="Text_20_body">
      <style:text-properties officeooo:rsid="00479193" officeooo:paragraph-rsid="00564787"/>
    </style:style>
    <style:style style:name="P47" style:family="paragraph" style:parent-style-name="Text_20_body">
      <style:text-properties officeooo:rsid="0048fa2a" officeooo:paragraph-rsid="00564787"/>
    </style:style>
    <style:style style:name="P48" style:family="paragraph" style:parent-style-name="Text_20_body">
      <style:text-properties officeooo:rsid="004c9c03" officeooo:paragraph-rsid="00564787"/>
    </style:style>
    <style:style style:name="P49" style:family="paragraph" style:parent-style-name="Text_20_body">
      <style:text-properties officeooo:rsid="0034d696" officeooo:paragraph-rsid="00564787"/>
    </style:style>
    <style:style style:name="P50" style:family="paragraph" style:parent-style-name="Text_20_body">
      <style:text-properties fo:font-style="normal" officeooo:rsid="0034d696" officeooo:paragraph-rsid="00564787" style:font-style-asian="normal" style:font-style-complex="normal"/>
    </style:style>
    <style:style style:name="P51" style:family="paragraph" style:parent-style-name="Text_20_body">
      <style:text-properties fo:font-style="normal" officeooo:rsid="0032b2c9" officeooo:paragraph-rsid="00564787" style:font-style-asian="normal" style:font-style-complex="normal"/>
    </style:style>
    <style:style style:name="P52" style:family="paragraph" style:parent-style-name="Text_20_body">
      <style:text-properties officeooo:paragraph-rsid="00564787"/>
    </style:style>
    <style:style style:name="P53" style:family="paragraph" style:parent-style-name="Text_20_body">
      <style:text-properties officeooo:rsid="0030ce1c" officeooo:paragraph-rsid="00564787"/>
    </style:style>
    <style:style style:name="P54" style:family="paragraph" style:parent-style-name="Text_20_body">
      <style:text-properties officeooo:rsid="005e4766" officeooo:paragraph-rsid="005e4766"/>
    </style:style>
    <style:style style:name="P55" style:family="paragraph" style:parent-style-name="Heading_20_2">
      <style:text-properties officeooo:rsid="004b7cf7" officeooo:paragraph-rsid="00564787"/>
    </style:style>
    <style:style style:name="P56" style:family="paragraph" style:parent-style-name="Heading_20_2">
      <style:text-properties officeooo:paragraph-rsid="00564787"/>
    </style:style>
    <style:style style:name="P57"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72e6f"/>
    </style:style>
    <style:style style:name="T19" style:family="text">
      <style:text-properties officeooo:rsid="002b63b8"/>
    </style:style>
    <style:style style:name="T20" style:family="text">
      <style:text-properties officeooo:rsid="002ed28c"/>
    </style:style>
    <style:style style:name="T21" style:family="text">
      <style:text-properties fo:font-style="normal" style:font-style-asian="normal" style:font-style-complex="normal"/>
    </style:style>
    <style:style style:name="T22" style:family="text">
      <style:text-properties fo:font-style="normal" officeooo:rsid="004fb7fa" style:font-style-asian="normal" style:font-style-complex="normal"/>
    </style:style>
    <style:style style:name="T23" style:family="text">
      <style:text-properties fo:font-style="normal" officeooo:rsid="0035cd4c" style:font-style-asian="normal" style:font-style-complex="normal"/>
    </style:style>
    <style:style style:name="T24" style:family="text">
      <style:text-properties fo:font-style="normal" officeooo:rsid="00564787" style:font-style-asian="normal" style:font-style-complex="normal"/>
    </style:style>
    <style:style style:name="T25" style:family="text">
      <style:text-properties fo:font-style="normal" officeooo:rsid="002ed28c" style:font-style-asian="normal" style:font-style-complex="normal"/>
    </style:style>
    <style:style style:name="T26" style:family="text">
      <style:text-properties fo:font-style="normal" officeooo:rsid="00577a85" style:font-style-asian="normal" style:font-style-complex="normal"/>
    </style:style>
    <style:style style:name="T27" style:family="text">
      <style:text-properties officeooo:rsid="002fa43f"/>
    </style:style>
    <style:style style:name="T28" style:family="text">
      <style:text-properties officeooo:rsid="0032ba9e"/>
    </style:style>
    <style:style style:name="T29" style:family="text">
      <style:text-properties officeooo:rsid="00337a05"/>
    </style:style>
    <style:style style:name="T30" style:family="text">
      <style:text-properties officeooo:rsid="003491e6"/>
    </style:style>
    <style:style style:name="T31" style:family="text">
      <style:text-properties officeooo:rsid="0034d696"/>
    </style:style>
    <style:style style:name="T32" style:family="text">
      <style:text-properties officeooo:rsid="0035cd4c"/>
    </style:style>
    <style:style style:name="T33" style:family="text">
      <style:text-properties officeooo:rsid="0036991f"/>
    </style:style>
    <style:style style:name="T34" style:family="text">
      <style:text-properties officeooo:rsid="0037014d"/>
    </style:style>
    <style:style style:name="T35" style:family="text">
      <style:text-properties officeooo:rsid="00382ccf"/>
    </style:style>
    <style:style style:name="T36" style:family="text">
      <style:text-properties officeooo:rsid="0038fe95"/>
    </style:style>
    <style:style style:name="T37" style:family="text">
      <style:text-properties officeooo:rsid="004051e7"/>
    </style:style>
    <style:style style:name="T38" style:family="text">
      <style:text-properties officeooo:rsid="00416076"/>
    </style:style>
    <style:style style:name="T39" style:family="text">
      <style:text-properties officeooo:rsid="00419dc7"/>
    </style:style>
    <style:style style:name="T40" style:family="text">
      <style:text-properties officeooo:rsid="0046702a"/>
    </style:style>
    <style:style style:name="T41" style:family="text">
      <style:text-properties officeooo:rsid="0047b205"/>
    </style:style>
    <style:style style:name="T42" style:family="text">
      <style:text-properties officeooo:rsid="004aae28"/>
    </style:style>
    <style:style style:name="T43" style:family="text">
      <style:text-properties officeooo:rsid="004fb7fa"/>
    </style:style>
    <style:style style:name="T44" style:family="text">
      <style:text-properties officeooo:rsid="00510394"/>
    </style:style>
    <style:style style:name="T45" style:family="text">
      <style:text-properties officeooo:rsid="0051a3cb"/>
    </style:style>
    <style:style style:name="T46" style:family="text">
      <style:text-properties officeooo:rsid="00529811"/>
    </style:style>
    <style:style style:name="T47" style:family="text">
      <style:text-properties officeooo:rsid="0054548a"/>
    </style:style>
    <style:style style:name="T48" style:family="text">
      <style:text-properties officeooo:rsid="00564787"/>
    </style:style>
    <style:style style:name="T49" style:family="text">
      <style:text-properties officeooo:rsid="0059160e"/>
    </style:style>
    <style:style style:name="T50" style:family="text">
      <style:text-properties officeooo:rsid="0059eac4"/>
    </style:style>
    <style:style style:name="T51" style:family="text">
      <style:text-properties officeooo:rsid="005bae79"/>
    </style:style>
    <style:style style:name="T52" style:family="text">
      <style:text-properties officeooo:rsid="006036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38">Last Edited: <text:span text:style-name="T52">7</text:span> March 2015</text:p>
      <text:h text:style-name="P33"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21"><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8">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37"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7">“rapuma”</text:span>, which calls the program. The second position, the Command Class, <text:span text:style-name="T19">directs Rapuma to the group, or class, of commands that will be executed. The command classes are grouped by scope of function. The classes are, </text:span><text:span text:style-name="T9">help, publication, content, asset, process, and setting</text:span><text:span text:style-name="T19">.</text:span></text:p>
      <text:p text:style-name="P4"><text:span text:style-name="T19">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9">.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19">The fifth position, is the sub-command. Often there will be an </text:span><text:span text:style-name="T9">add</text:span><text:span text:style-name="T19">, </text:span><text:span text:style-name="T9">remove</text:span><text:span text:style-name="T19"> and </text:span><text:span text:style-name="T9">update</text:span><text:span text:style-name="T19"> command and perhaps others, depending on the main command it is under. </text:span></text:p>
      <text:p text:style-name="P5"><text:span text:style-name="T19">After that various options may be used to tailor each command to create the right results. Some </text:span><text:span text:style-name="T9">options</text:span><text:span text:style-name="T19"> are not optional. For example, often the --group option is needed to enable Rapuma to know what group it will be acting on. Rapuma tries to make sure you use the </text:span><text:span text:style-name="T9">“required options”</text:span><text:span text:style-name="T19"> (oxymoron) for each command. So, let’s get started.</text:span></text:p>
      <text:p text:style-name="P12">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29">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35" text:outline-level="1">Working With Groups (Part 1)</text:h>
      <text:h text:style-name="Heading_20_2" text:outline-level="2">Adding Groups</text:h>
      <text:p text:style-name="P3">As the end goal is to create the content for our test publication, we will start by creating <text:span text:style-name="T20">a group for each section or collection of components that will be rendered or merged into the project. These commands will create the three groups we will be working with</text:span></text:p>
      <text:p text:style-name="P23">rapuma content KYU-MYMR-KYUMTEST group add --group FRONT --comp_type pdf</text:p>
      <text:p text:style-name="Command">rapuma content KYU-MYMR-KYUMTEST group add --group GOSPEL --comp_type usfm</text:p>
      <text:p text:style-name="P22">rapuma content KYU-MYMR-KYUMTEST group add --group FOURTEES --comp_type usfm</text:p>
      <text:p text:style-name="P8">The first group, FRONT is for the front matter and for this publication it will contain <text:span text:style-name="T6">fixed</text:span><text:span text:style-name="T21">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1">To remove a group, use the </text:span><text:span text:style-name="T6">remove</text:span><text:span text:style-name="T21"> command in place of where you used </text:span><text:span text:style-name="T6">add</text:span><text:span text:style-name="T21"> and designate the group with the </text:span><text:span text:style-name="T6">--group</text:span><text:span text:style-name="T21">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36" text:outline-level="1">Asset Management</text:h>
      <text:p text:style-name="P44">Before we can <text:span text:style-name="T48">finish getting our content in place</text:span>, we need to manage a couple project assets, fonts and illustrations. <text:span text:style-name="T48">Some things need to be in place before content can be in place and ready to render.</text:span></text:p>
      <text:h text:style-name="P56" text:outline-level="2">Fonts</text:h>
      <text:p text:style-name="P45">Fonts are an important part of every publication. Rapuma treats fonts as a project asset, available to <text:span text:style-name="T40">all</text:span> classes and groups. An important thing to know about fonts <text:span text:style-name="T40">in the context of Rapuma is they </text:span>are <text:span text:style-name="T40">run locally and are part of the project. Rapuma does not use system fonts, only fonts installed into the </text:span><text:soft-page-break/><text:span text:style-name="T40">project. These fonts are referred to as packages. To install a font asset for this exercise, and attach it to the USFM component type, use this command:</text:span></text:p>
      <text:p text:style-name="P29"><text:s text:c="2"/>rapuma asset KYU-MYMR-KYUMTEST <text:span text:style-name="T40">font</text:span> add <text:span text:style-name="T40">--component_type usfm</text:span><text:line-break/><text:span text:style-name="T40">--path ~/Publishing/my_source/assets/fonts/Padauk_2.701.zip</text:span></text:p>
      <text:p text:style-name="P46">This font will be available for any group that is using the USFM component type. Other fonts can be used in the project as well, so to install a second font package, use this command:</text:p>
      <text:p text:style-name="P26">rapuma asset KYU-MYMR-KYUMTEST <text:span text:style-name="T40">font</text:span> add <text:line-break/><text:span text:style-name="T40">--path ~/Publishing/my_source/assets/fonts/</text:span>Charis\ SIL_4.106.zip</text:p>
      <text:p text:style-name="P46">At present, Rapuma will only support fonts at the component level, not the group level. Thus, if the <text:span text:style-name="T6">--component_type usfm</text:span> command were to be used <text:span text:style-name="T41">with the previous command</text:span>, it would change the font <text:span text:style-name="T41">attached to the USFM component </text:span>from Padauk to Charis. That is not what we want. <text:span text:style-name="T41">In fact, we really don’t need Charis at all for this project so to remove it, this command would be used:</text:span></text:p>
      <text:p text:style-name="P26">rapuma asset KYU-MYMR-KYUMTEST <text:span text:style-name="T40">font</text:span> <text:span text:style-name="T41">remove</text:span> <text:span text:style-name="T40">--package_id "Charis SIL_4.106"</text:span></text:p>
      <text:p text:style-name="P47">Some times it is necessary to update a font that is already installed. You do that much like adding a font. This command would do <text:span text:style-name="T43">that</text:span>:</text:p>
      <text:p text:style-name="P26">rapuma asset KYU-MYMR-KYUMTEST <text:span text:style-name="T40">font</text:span> <text:span text:style-name="T42">update</text:span> <text:span text:style-name="T40">--component_type usfm</text:span><text:line-break/><text:span text:style-name="T40">--path ~/Publishing/my_source/assets/fonts/Padauk_2.701.zip</text:span></text:p>
      <text:p text:style-name="P48">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1">command so the ID is updated </text:span><text:span text:style-name="T22">as well</text:span><text:span text:style-name="T21">.</text:span></text:p>
      <text:h text:style-name="P55" text:outline-level="2">Macros</text:h>
      <text:p text:style-name="P39">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3">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39">Hopefully some day there will be more than just the usfmTex package and with that in mind, <text:span text:style-name="T43">the </text:span>Rapuma <text:span text:style-name="T43">architecture </text:span>is designed to work with other macro packages, even though no other packages currently exist. <text:span text:style-name="T44">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40">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40"><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29">rapuma asset KYU-MYMR-KYUMTEST macro add --component_type usfm<text:line-break/>--path ~/Publishing/my_source/KYUM/updates/usfmTex_20150228.zip</text:p>
      <text:p text:style-name="P40">When handling macro packages, it is assumed that the ID is in the file name. So, in this case, the ID for this macro package would be usfmTex_20150228. (The file name less the .zip extension.) With this in mind, remember to never alter the name of the file as the <text:span text:style-name="T45">ID is also used in internal file names. If you change the file name of the package, the install will fail and you will be sad. Now, to remove a component, use this command:</text:span></text:p>
      <text:p text:style-name="P29">rapuma asset KYU-MYMR-KYUMTEST macro remove --component_type usfm</text:p>
      <text:p text:style-name="P41">The command is very succinct because Rapuma only needs to know the component type the macro package is tied to be able to remove it. <text:span text:style-name="T46">Now with these next two commands we will add one macro package and then update it with another one.</text:span></text:p>
      <text:p text:style-name="P29">rapuma asset KYU-MYMR-KYUMTEST macro add --component_type usfm<text:line-break/>--path ~/Publishing/my_source/assets/macros/usfmTex_20150225.zip</text:p>
      <text:p text:style-name="P54">Now, if this macro package were to stay in the project, when rendering time came, it would fail because of some old settings that are not right for the way the current system runs. To update it to a more current version of the macro, use this command:</text:p>
      <text:p text:style-name="P29">rapuma asset KYU-MYMR-KYUMTEST macro update --component_type usfm<text:line-break/>--path ~/Publishing/my_source/KYUM/updates/usfmTex_20150228.zip </text:p>
      <text:p text:style-name="P52">Behind the scenes a lot <text:span text:style-name="T47">has </text:span>happened but one thing that should not have happened is that any settings that would have been made by the user, including the extension/override files. <text:span text:style-name="T47">Every precaution has been made to preserve any existing settings or custom code that has been added by the user.</text:span></text:p>
      <text:h text:style-name="P56" text:outline-level="2">Preprocess Scripts</text:h>
      <text:p text:style-name="P43">Some groups will require that the source text be preprocessed before it can be rendered. For this example we will do a very simple preprocess. However, it will not be explained here. To add a preprocess script to the GOSPEL project group use this command:</text:p>
      <text:p text:style-name="P29">rapuma asset KYU-MYMR-KYUMTEST script add --group GOSPEL –preprocess<text:span text:style-name="T30"><text:line-break/></text:span>--path ~/Publishing/my_source/KYUM/process/kyum_textPreprocess.py</text:p>
      <text:p text:style-name="P43">Next, we use a setting command to turn on preprocessing for the GOSPEL group:</text:p>
      <text:p text:style-name="P29">rapuma setting KYU-MYMR-KYUMTEST project --section Groups/GOSPEL --key usePreprocessScript --value True</text:p>
      <text:p text:style-name="P43">Often, while in the setup stage of a project it is necessary to modify and update a process script. You can do that like this:</text:p>
      <text:p text:style-name="P29">rapuma asset KYU-MYMR-KYUMTEST script <text:span text:style-name="T27">update</text:span> --group GOSPEL --preprocess<text:line-break/>--path ~/Publishing/my_source/KYUM/<text:span text:style-name="T28">updates</text:span>/kyum_textPreprocess-<text:span text:style-name="T27">v2</text:span>.py</text:p>
      <text:p text:style-name="P53"><text:span text:style-name="T28">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1">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51">Groups are just containers to hold components. Now let’s move on to adding the components to the groups we have created.</text:p>
      <text:h text:style-name="Heading_20_1" text:outline-level="1">Working With Groups (Part 2)</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28">mrk</text:span> luk jhn <text:span text:style-name="T29">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Updating <text:span text:style-name="T29">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35" text:outline-level="1"><text:soft-page-break/>More Asset Management</text:h>
      <text:h text:style-name="P56" text:outline-level="2">Illustrations</text:h>
      <text:p text:style-name="P52">During <text:span text:style-name="T31">the </text:span>USFM text import, if \fig markers were present in the source text <text:span text:style-name="T31">(as they were in the </text:span><text:span text:style-name="T10">jhn</text:span><text:span text:style-name="T31">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29">~/Projects/rapuma/scripts/rapuma asset KYU-MYMR-KYUMTEST illustration add --group GOSPEL <text:line-break/>--path ~/Publishing/my_source/assets/illustrations</text:p>
      <text:p text:style-name="P49">The <text:span text:style-name="T6">remove</text:span><text:span text:style-name="T21"> and </text:span><text:span text:style-name="T6">update</text:span><text:span text:style-name="T21"> commands work the same for fonts and illustrations as in other areas of the program.</text:span></text:p>
      <text:p text:style-name="P50">Even though the illustrations are now in the project, they will not show up in the rendered text until we turn them on with this setting command:</text:p>
      <text:p text:style-name="P27">rapuma setting KYU-MYMR-KYUMTEST project --section Groups/GOSPEL --key useIllustrations <text:line-break/>--value True</text:p>
      <text:p text:style-name="P52"><text:span text:style-name="T23">There are more illustration settings that are needed but that will be covered </text:span><text:span text:style-name="T24">next </text:span><text:span text:style-name="T23">in the </text:span><text:span text:style-name="T24">Settings Management.</text:span></text:p>
      <text:h text:style-name="Heading_20_1" text:outline-level="1">S<text:span text:style-name="T31">ettings</text:span> <text:span text:style-name="T31">Management</text:span></text:h>
      <text:p text:style-name="P13">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3">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3">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26">In projects where there are multiple groups, which would be most projects, the binding order has to be set in order for the publication to turn out right. Without setting the binding order, Rapuma has no way </text:span><text:soft-page-break/><text:span text:style-name="T26">of knowing which group comes first, second, etc. so the final results may not be desirable. </text:span><text:span text:style-name="T21">We will set the order now with these three setting commands:</text:span></text:p>
      <text:p text:style-name="P28">rapuma setting KYU-MYMR-KYUMTEST project --section Groups/FRONT --key bindingOrder --value 1</text:p>
      <text:p text:style-name="P30">rapuma setting KYU-MYMR-KYUMTEST project --section Groups/GOSPEL --key bindingOrder --value 2</text:p>
      <text:p text:style-name="P30">rapuma setting KYU-MYMR-KYUMTEST project --section Groups/FOURTEES --key bindingOrder --value 3</text:p>
      <text:p text:style-name="Text_20_body"><text:span text:style-name="T25">Without setting the order, the bind command may not give the desired results.</text:span></text:p>
      <text:h text:style-name="P57" text:outline-level="2">General</text:h>
      <text:p text:style-name="P13">This is an obscure TeX command that will suppress superfluous warnings when rendering:</text:p>
      <text:p text:style-name="P31">~/Projects/rapuma/scripts/rapuma setting KYU-MYMR-KYUMTEST <text:span text:style-name="T51">macro</text:span> <text:line-break/>--section <text:span text:style-name="T51">Macros/</text:span>usfmTex_20150228/TeXBehavior --key vFuzz --value 4.8p<text:span text:style-name="T32">t</text:span></text:p>
      <text:h text:style-name="Heading_20_2" text:outline-level="2">Font</text:h>
      <text:p text:style-name="P13">Some useful magic font settings:</text:p>
      <text:p text:style-name="P31">rapuma setting KYU-MYMR-KYUMTEST <text:span text:style-name="T51">font</text:span> --section <text:span text:style-name="T51">GeneralSettings/</text:span>FontSettings <text:line-break/>--key useRenderingSystem --value GR</text:p>
      <text:p text:style-name="P31">rapuma setting KYU-MYMR-KYUMTEST <text:span text:style-name="T51">font</text:span> --section <text:span text:style-name="T51">GeneralSettings/</text:span>FontSettings <text:line-break/>--key useLanguage --value kyu</text:p>
      <text:p text:style-name="P31">rapuma setting KYU-MYMR-KYUMTEST <text:span text:style-name="T51">font</text:span> --section <text:span text:style-name="T51">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3">O</text:span>utput</text:h>
      <text:p text:style-name="P14">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34">EXAMPLE</text:span>"</text:p>
      <text:p text:style-name="Command">rapuma asset KYU-MYMR-KYUMTEST background update --group GOSPEL</text:p>
      <text:p text:style-name="Command">rapuma setting KYU-MYMR-KYUMTEST layout --section DocumentFeatures --key docInfoText --value "<text:span text:style-name="T34">Rapuma Tutorial Example</text:span>"</text:p>
      <text:h text:style-name="Heading_20_2" text:outline-level="2">Columns</text:h>
      <text:p text:style-name="P15">Some settings that help the default two column layout look better. First add a rule between the columns.</text:p>
      <text:p text:style-name="Command">rapuma setting KYU-MYMR-KYUMTEST layout --section DocumentFeatures --key columnGutterRule --value True</text:p>
      <text:p text:style-name="P15">Spread the columns out for the marginal verse numbers we will add soon.</text:p>
      <text:p text:style-name="P32">rapuma setting KYU-MYMR-KYUMTEST <text:span text:style-name="T51">macro</text:span> --section <text:span text:style-name="T51">Macros/</text:span>usfmTex_20150228/Columns <text:line-break/>--key columnGutterFactor --value 20</text:p>
      <text:p text:style-name="P15">Move the gutter rule up a little.</text:p>
      <text:p text:style-name="P32">rapuma setting KYU-MYMR-KYUMTEST <text:span text:style-name="T51">macro</text:span> --section <text:span text:style-name="T51">Macros/</text:span>usfmTex_20150228/Columns <text:line-break/><text:soft-page-break/>--key columnGutterRuleSkip --value 4</text:p>
      <text:h text:style-name="Heading_20_2" text:outline-level="2">Verse number display</text:h>
      <text:p text:style-name="P15">Add marginal verse numbers. These are numbers that <text:span text:style-name="T6">float</text:span> in the margin rather than embedded in the text.</text:p>
      <text:p text:style-name="P32">rapuma setting KYU-MYMR-KYUMTEST <text:span text:style-name="T51">macro</text:span> --section <text:span text:style-name="T51">Macros/</text:span>usfmTex_20150228/ChapterVerse <text:line-break/>--key useMarginalVerses --value True</text:p>
      <text:h text:style-name="Heading_20_2" text:outline-level="2">Binding</text:h>
      <text:p text:style-name="P15">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6"><text:span text:style-name="T35">To</text:span> render <text:span text:style-name="T35">just</text:span> one component in a group, <text:span text:style-name="T35">save it in the Deliverable folder, add a background and some document information to it, </text:span>you would do it like this:</text:p>
      <text:p text:style-name="P24">rapuma process KYU-MYMR-KYUMTEST component render --group GOSPEL --cid_list jhn --<text:span text:style-name="T35">save<text:line-break/> --background --doc_info</text:span></text:p>
      <text:p text:style-name="P17">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7">When the groups have been rendered, the binding process can be run, which will complete this tutorial.</text:p>
      <text:h text:style-name="Heading_20_1" text:outline-level="1">Bind<text:span text:style-name="T35">ing</text:span></text:h>
      <text:p text:style-name="P17">Binding is what we call the process in Rapuma that combines the rendered group PDF files. <text:span text:style-name="T36">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18">The results should be a PDF file in the Deliverable folder, and it should have opened up in the PDF viewer. Other options can be added, such as a background and document information, just like the single component rendering above.</text:p>
      <text:h text:style-name="P34" text:outline-level="1"><text:soft-page-break/>Sharing</text:h>
      <text:p text:style-name="P19">Our parents, if they were doing their job <text:span text:style-name="T39">well</text:span>, always taught us to share. The sharing feature in Rapuma is dedicated to their diligent teaching in this area. The mechanism that is most available at this time for file sharing is <text:span text:style-name="T39">often </text:span>referred to as the “<text:span text:style-name="T37">c</text:span><text:span text:style-name="T6">loud</text:span>”. <text:span text:style-name="T37">The term </text:span><text:span text:style-name="T11">cloud</text:span><text:span text:style-name="T37">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0">Now we will make use of that folder you created called </text:span><text:span text:style-name="T16">my_cloud</text:span><text:span text:style-name="T50">. To create a shared project in your local cloud folder, you could use a command like this:</text:span></text:p>
      <text:p text:style-name="Command">rapuma publication KYU-MYMR-KYUMTEST share push --path ~/Publishing/my_cloud</text:p>
      <text:p text:style-name="P20">To get a project on your system that someone else has put in the cloud, use this command:</text:p>
      <text:p text:style-name="P25">rapuma publication KYU-MYMR-KYUMTEST share pu<text:span text:style-name="T37">ll</text:span> --path ~/Publishing/my_cloud</text:p>
      <text:p text:style-name="P20">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38">The same works the other direction. If you want to be sure that the data in your local project overwrites that data in the cloud, use the </text:span><text:span text:style-name="T12">--replace</text:span><text:span text:style-name="T38"> parameter as well. Without that parameter, Rapuma will merge data and only replace in the target files that are older than in the source. But, if you use </text:span><text:span text:style-name="T12">--replace</text:span><text:span text:style-name="T38">, the target will be replaced with whatever is in the source, so be careful using the </text:span><text:span text:style-name="T12">--replace</text:span><text:span text:style-name="T38"> parameter.</text:span></text:p>
      <text:h text:style-name="Heading_20_1" text:outline-level="1">Conclusion</text:h>
      <text:p text:style-name="P18">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3-07T12:10:43.484432225</dc:date>
    <dc:creator>Dennis Drescher</dc:creator>
    <meta:editing-duration>P19DT11H37M8S</meta:editing-duration>
    <meta:editing-cycles>40</meta:editing-cycles>
    <meta:generator>LibreOffice/4.2.7.2$Linux_X86_64 LibreOffice_project/420m0$Build-2</meta:generator>
    <meta:document-statistic meta:table-count="0" meta:image-count="0" meta:object-count="0" meta:page-count="10" meta:paragraph-count="157" meta:word-count="3991" meta:character-count="24228" meta:non-whitespace-character-count="20490"/>
  </office:meta>
</office:document-meta>
</file>